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bottom" draw:auto-grow-height="false" fo:min-height="5.818cm" fo:min-width="6.1cm" fo:padding-top="0.014cm" fo:padding-bottom="0.014cm" fo:padding-left="0.014cm" fo:padding-right="0.014cm"/>
      <style:paragraph-properties style:writing-mode="lr-tb"/>
    </style:style>
    <style:style style:name="gr6" style:family="graphic" style:parent-style-name="objectwithoutfill">
      <style:graphic-properties draw:stroke="solid"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3.671cm" fo:min-width="0.8cm" fo:padding-top="0.014cm" fo:padding-bottom="0.014cm" fo:padding-left="0.014cm" fo:padding-right="0.014cm"/>
      <style:paragraph-properties style:writing-mode="lr-tb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948cm" fo:min-width="6.095cm" fo:padding-top="0.014cm" fo:padding-bottom="0.014cm" fo:padding-left="0.014cm" fo:padding-right="0.014cm"/>
      <style:paragraph-properties style:writing-mode="lr-tb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782cm" fo:min-width="1.041cm" fo:padding-top="0.014cm" fo:padding-bottom="0.014cm" fo:padding-left="0.014cm" fo:padding-right="0.014cm"/>
      <style:paragraph-properties style:writing-mode="lr-tb"/>
    </style:style>
    <style:style style:name="gr10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198cm" fo:min-width="0.596cm" fo:padding-top="0.009cm" fo:padding-bottom="0.009cm" fo:padding-left="0.009cm" fo:padding-right="0.009cm"/>
    </style:style>
    <style:style style:name="gr11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2" style:family="graphic" style:parent-style-name="objectwithoutfill">
      <style:graphic-properties draw:stroke="solid" svg:stroke-width="0.035cm" svg:stroke-color="#000000" draw:marker-start="" draw:marker-start-width="0.252cm" draw:marker-end="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3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43cm" fo:min-width="0.968cm" fo:padding-top="0.009cm" fo:padding-bottom="0.009cm" fo:padding-left="0.009cm" fo:padding-right="0.009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022cm" fo:min-width="0.854cm" fo:padding-top="0.014cm" fo:padding-bottom="0.014cm" fo:padding-left="0.014cm" fo:padding-right="0.01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6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57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843cm"/>
      <style:paragraph-properties style:writing-mode="lr-tb"/>
    </style:style>
    <style:style style:name="gr18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1.022cm" fo:min-width="1.23cm" fo:padding-top="0.014cm" fo:padding-bottom="0.014cm" fo:padding-left="0.014cm" fo:padding-right="0.014cm"/>
      <style:paragraph-properties style:writing-mode="lr-tb"/>
    </style:style>
    <style:style style:name="gr19" style:family="graphic" style:parent-style-name="standard">
      <style:graphic-properties draw:stroke="none" draw:fill="none" draw:fill-color="#ffffff" fo:min-height="0.787cm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62cm" fo:min-width="0.162cm" fo:padding-top="0.009cm" fo:padding-bottom="0.009cm" fo:padding-left="0.009cm" fo:padding-right="0.009cm"/>
    </style:style>
    <style:style style:name="gr21" style:family="graphic" style:parent-style-name="standard">
      <style:graphic-properties draw:stroke="none" svg:stroke-color="#000000" draw:fill="none" draw:fill-color="#ffffff" fo:min-height="0.308cm"/>
      <style:paragraph-properties style:writing-mode="lr-tb"/>
    </style:style>
    <style:style style:name="gr22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1.019cm" fo:min-width="1.23cm" fo:padding-top="0.014cm" fo:padding-bottom="0.014cm" fo:padding-left="0.014cm" fo:padding-right="0.014cm"/>
      <style:paragraph-properties style:writing-mode="lr-tb"/>
    </style:style>
    <style:style style:name="gr23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687cm" fo:min-width="0.163cm" fo:padding-top="0.009cm" fo:padding-bottom="0.009cm" fo:padding-left="0.009cm" fo:padding-right="0.009cm"/>
    </style:style>
    <style:style style:name="gr24" style:family="graphic" style:parent-style-name="standard">
      <style:graphic-properties draw:stroke="none" draw:fill="none" draw:fill-color="#ffffff" fo:min-height="0.692cm"/>
      <style:paragraph-properties style:writing-mode="lr-tb"/>
    </style:style>
    <style:style style:name="gr25" style:family="graphic" style:parent-style-name="standard">
      <style:graphic-properties draw:stroke="none" draw:fill="none" draw:fill-color="#ffffff" fo:min-height="0.532cm"/>
      <style:paragraph-properties style:writing-mode="lr-tb"/>
    </style:style>
    <style:style style:name="gr2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62cm" fo:min-width="0.164cm" fo:padding-top="0.009cm" fo:padding-bottom="0.009cm" fo:padding-left="0.009cm" fo:padding-right="0.009cm"/>
    </style:style>
    <style:style style:name="gr27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3.792cm" fo:min-width="0.29cm" fo:padding-top="0.014cm" fo:padding-bottom="0.014cm" fo:padding-left="0.014cm" fo:padding-right="0.014cm"/>
    </style:style>
    <style:style style:name="gr28" style:family="graphic" style:parent-style-name="standard">
      <style:graphic-properties draw:stroke="none" svg:stroke-color="#000000" draw:fill="none" draw:fill-color="#ffffff" draw:textarea-vertical-align="middle" fo:min-height="0.30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30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687cm" fo:min-width="0.164cm" fo:padding-top="0.009cm" fo:padding-bottom="0.009cm" fo:padding-left="0.009cm" fo:padding-right="0.009cm"/>
    </style:style>
    <style:style style:name="gr31" style:family="graphic" style:parent-style-name="standard">
      <style:graphic-properties draw:stroke="none" draw:fill="none" draw:fill-color="#ffffff" fo:min-height="0.757cm"/>
      <style:paragraph-properties style:writing-mode="lr-tb"/>
    </style:style>
    <style:style style:name="gr3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cm" fo:min-width="0.164cm" fo:padding-top="0.009cm" fo:padding-bottom="0.009cm" fo:padding-left="0.009cm" fo:padding-right="0.009cm"/>
    </style:style>
    <style:style style:name="gr33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14cm" fo:min-width="0.164cm" fo:padding-top="0.009cm" fo:padding-bottom="0.009cm" fo:padding-left="0.009cm" fo:padding-right="0.009cm"/>
    </style:style>
    <style:style style:name="gr34" style:family="graphic" style:parent-style-name="standard">
      <style:graphic-properties svg:stroke-color="#000000" draw:fill-color="#666666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svg:stroke-color="#000000" draw:fill="solid" draw:fill-color="#7f7f7f" draw:opacity="100%" draw:textarea-horizontal-align="left" draw:auto-grow-height="true" draw:auto-grow-width="false" fo:min-height="0.711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9" style:family="paragraph">
      <loext:graphic-properties draw:fill="solid" draw:fill-color="#eeeeee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0" style:family="paragraph">
      <loext:graphic-properties draw:fill="none"/>
      <style:paragraph-properties fo:text-align="center"/>
      <style:text-properties style:font-name="Liberation Serif"/>
    </style:style>
    <style:style style:name="P11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2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13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14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5" style:family="paragraph">
      <style:paragraph-properties fo:text-align="center" style:writing-mode="lr-tb"/>
      <style:text-properties style:font-name="Liberation Serif" fo:font-size="5pt" style:font-size-asian="5pt" style:font-size-complex="5pt"/>
    </style:style>
    <style:style style:name="P16" style:family="paragraph">
      <loext:graphic-properties draw:fill-color="#dddddd"/>
      <style:paragraph-properties fo:text-align="center" style:writing-mode="lr-tb"/>
      <style:text-properties style:font-name="Liberation Serif" fo:font-size="5pt" style:font-size-asian="5pt" style:font-size-complex="5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19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20" style:family="paragraph">
      <loext:graphic-properties draw:fill="solid" draw:fill-color="#000000" draw:opacity="100%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21" style:family="paragraph">
      <loext:graphic-properties draw:fill="solid" draw:fill-color="#cccccc" draw:opacity="100%"/>
      <style:paragraph-properties fo:text-align="center"/>
      <style:text-properties style:font-name="Liberation Serif" fo:font-size="8pt" style:font-size-asian="8pt" style:font-size-complex="8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6pt"/>
    </style:style>
    <style:style style:name="P23" style:family="paragraph">
      <loext:graphic-properties draw:fill-color="#666666"/>
      <style:paragraph-properties fo:text-align="center"/>
    </style:style>
    <style:style style:name="P24" style:family="paragraph">
      <style:text-properties fo:color="#ffffff" fo:font-size="8pt" fo:text-shadow="1pt 1pt" style:font-size-asian="8pt" style:font-size-complex="8pt"/>
    </style:style>
    <style:style style:name="P25" style:family="paragraph">
      <loext:graphic-properties draw:fill="solid" draw:fill-color="#7f7f7f" draw:opacity="100%"/>
      <style:text-properties fo:color="#ffffff" fo:font-size="8pt" fo:text-shadow="1pt 1pt" style:font-size-asian="8pt" style:font-size-complex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6pt" style:font-size-asian="6pt" style:font-size-complex="6pt"/>
    </style:style>
    <style:style style:name="T6" style:family="text">
      <style:text-properties style:font-name="Liberation Serif" fo:font-size="8pt" style:font-size-asian="8pt" style:font-size-complex="8pt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style:font-size-asian="8pt" style:font-size-complex="8pt"/>
    </style:style>
    <style:style style:name="T9" style:family="text">
      <style:text-properties fo:font-size="6pt"/>
    </style:style>
    <style:style style:name="T10" style:family="text">
      <style:text-properties fo:color="#ffffff" fo:font-size="8pt" fo:text-shadow="1pt 1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</text:span><text:span text:style-name="T1">Network Deployment </text:span><text:span text:style-name="T1">for Low-Power </text:span><text:span text:style-name="T1">Embedded System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he methodology </text:span><text:span text:style-name="T2">efficiently deploys and </text:span><text:span text:style-name="T2">accelerates floating-point </text:span><text:span text:style-name="T2">neural networks on </text:span><text:span text:style-name="T2">embedded systems, </text:span><text:span text:style-name="T2">optimizing performance, </text:span><text:span text:style-name="T2">energy consumption, </text:span><text:span text:style-name="T2">and hardware utilization.</text:span></text:p>
          </draw:text-box>
        </draw:frame>
        <draw:frame draw:style-name="gr3" draw:text-style-name="P6" draw:layer="layout" svg:width="4.572cm" svg:height="6.477cm" svg:x="0.111cm" svg:y="2.178cm">
          <draw:text-box>
            <text:p text:style-name="P5"><text:span text:style-name="T3">Abstraction </text:span><text:span text:style-name="T3">levels:</text:span></text:p>
            <text:list text:style-name="L2">
              <text:list-item>
                <text:p text:style-name="P5"><text:span text:style-name="T4">Model </text:span><text:span text:style-name="T4">deployment</text:span></text:p>
              </text:list-item>
              <text:list-item>
                <text:p text:style-name="P5"><text:span text:style-name="T4">System </text:span><text:span text:style-name="T4">infrastructure</text:span></text:p>
              </text:list-item>
              <text:list-item>
                <text:p text:style-name="P5"><text:span text:style-name="T3">Streamlined </text:span><text:span text:style-name="T3">acceleration</text:span></text:p>
              </text:list-item>
              <text:list-item>
                <text:p text:style-name="P5"><text:span text:style-name="T4">Optimized </text:span><text:span text:style-name="T4">processin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4" draw:text-style-name="P7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6.128cm" svg:height="5.846cm" svg:x="4.749cm" svg:y="2.266cm">
          <text:p text:style-name="P8"><text:span text:style-name="T5">Pr</text:span><text:span text:style-name="T5">o</text:span><text:span text:style-name="T5">gr</text:span><text:span text:style-name="T5">a</text:span><text:span text:style-name="T5">m</text:span><text:span text:style-name="T5">m</text:span><text:span text:style-name="T5">a</text:span><text:span text:style-name="T5">bl</text:span><text:span text:style-name="T5">e </text:span><text:span text:style-name="T5">L</text:span><text:span text:style-name="T5">o</text:span><text:span text:style-name="T5">gi</text:span><text:span text:style-name="T5">c </text:span><text:span text:style-name="T5">(P</text:span><text:span text:style-name="T5">L</text:span><text:span text:style-name="T5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0" draw:layer="layout" svg:x1="5.857cm" svg:y1="6.085cm" svg:x2="5.857cm" svg:y2="3.262cm">
          <text:p/>
        </draw:line>
        <draw:custom-shape draw:style-name="gr7" draw:text-style-name="P11" draw:layer="layout" svg:width="0.828cm" svg:height="3.699cm" svg:x="11.348cm" svg:y="2.259cm">
          <text:p text:style-name="P8"><text:span text:style-name="T5">Externa</text:span><text:span text:style-name="T5">l</text:span></text:p>
          <text:p text:style-name="P8"><text:span text:style-name="T5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6.123cm" svg:height="0.976cm" svg:x="4.754cm" svg:y="2.268cm">
          <text:p text:style-name="P12"><text:span text:style-name="T6">ARM</text:span></text:p>
          <text:p text:style-name="P12"><text:span text:style-name="T6">Corte</text:span><text:span text:style-name="T6">x-A9</text:span></text:p>
          <text:p text:style-name="P12"><text:span text:style-name="T5">Processi</text:span><text:span text:style-name="T5">ng </text:span><text:span text:style-name="T5">System </text:span><text:span text:style-name="T5">(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.069cm" svg:height="0.81cm" svg:x="9.808cm" svg:y="2.427cm">
          <text:p text:style-name="P8"><text:span text:style-name="T5">DD</text:span><text:span text:style-name="T5">R</text:span></text:p>
          <text:p text:style-name="P8"><text:span text:style-name="T5">Cont</text:span><text:span text:style-name="T5">rolle</text:span><text:span text:style-name="T5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0.766cm" svg:height="0.432cm" svg:x="10.729cm" svg:y="2.51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1" draw:text-style-name="P10" draw:layer="layout" svg:x1="8.693cm" svg:y1="7.106cm" svg:x2="8.693cm" svg:y2="6.28cm">
          <text:p/>
        </draw:line>
        <draw:line draw:style-name="gr12" draw:text-style-name="P10" draw:layer="layout" svg:x1="9.02cm" svg:y1="6.175cm" svg:x2="5.937cm" svg:y2="6.191cm">
          <text:p/>
        </draw:line>
        <draw:custom-shape draw:style-name="gr13" draw:text-style-name="P16" draw:layer="layout" svg:width="1.125cm" svg:height="0.521cm" svg:x="7.341cm" svg:y="6.575cm">
          <text:p text:style-name="P15"><text:span text:style-name="T7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draw:layer="layout" svg:width="1.126cm" svg:height="0.521cm" svg:x="7.333cm" svg:y="7.096cm">
          <text:p text:style-name="P15"><text:span text:style-name="T7">AXI-Strea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1" draw:text-style-name="P10" draw:layer="layout" svg:x1="9.095cm" svg:y1="7.107cm" svg:x2="9.095cm" svg:y2="6.281cm">
          <text:p/>
        </draw:line>
        <draw:custom-shape draw:style-name="gr14" draw:text-style-name="P11" draw:layer="layout" svg:width="0.882cm" svg:height="1.05cm" svg:x="8.466cm" svg:y="6.569cm">
          <text:p text:style-name="P8"><text:span text:style-name="T7">DMA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0.757cm" svg:height="0.714cm" svg:x="8.129cm" svg:y="6.183cm">
          <draw:text-box>
            <text:p><text:span text:style-name="T5">Rx</text:span></text:p>
          </draw:text-box>
        </draw:frame>
        <draw:frame draw:style-name="gr16" draw:text-style-name="P17" draw:layer="layout" svg:width="0.218cm" svg:height="0.824cm" svg:x="9.186cm" svg:y="6.162cm">
          <draw:text-box>
            <text:p><text:span text:style-name="T5">Tx</text:span></text:p>
          </draw:text-box>
        </draw:frame>
        <draw:frame draw:style-name="gr17" draw:text-style-name="P18" draw:layer="layout" svg:width="1.481cm" svg:height="1.093cm" svg:x="6.169cm" svg:y="5.777cm">
          <draw:text-box>
            <text:p><text:span text:style-name="T5">Int</text:span><text:span text:style-name="T5">er</text:span><text:span text:style-name="T5">ru</text:span><text:span text:style-name="T5">pts</text:span></text:p>
          </draw:text-box>
        </draw:frame>
        <draw:line draw:style-name="gr11" draw:text-style-name="P10" draw:layer="layout" svg:x1="6.275cm" svg:y1="7.106cm" svg:x2="6.275cm" svg:y2="6.28cm">
          <text:p/>
        </draw:line>
        <draw:custom-shape draw:style-name="gr18" draw:text-style-name="P20" draw:layer="layout" svg:width="1.258cm" svg:height="1.05cm" svg:x="6.079cm" svg:y="6.569cm">
          <text:p text:style-name="P19"><text:span text:style-name="T8">Tensor</text:span></text:p>
          <text:p text:style-name="P19"><text:span text:style-name="T8">Processo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8" draw:layer="layout" svg:width="1.544cm" svg:height="1.037cm" svg:x="9.362cm" svg:y="6.334cm">
          <draw:text-box>
            <text:p><text:span text:style-name="T5">AXI</text:span></text:p>
            <text:p><text:span text:style-name="T5">Master</text:span></text:p>
          </draw:text-box>
        </draw:frame>
        <draw:custom-shape draw:style-name="gr20" draw:text-style-name="P14" draw:layer="layout" svg:width="0.36cm" svg:height="1.098cm" draw:transform="rotate (-1.5707963267949) translate (10.457cm 6.91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1" draw:text-style-name="P10" draw:layer="layout" svg:x1="5.944cm" svg:y1="6.195cm" svg:x2="5.858cm" svg:y2="6.085cm">
          <text:p/>
        </draw:line>
        <draw:line draw:style-name="gr12" draw:text-style-name="P10" draw:layer="layout" svg:x1="9.018cm" svg:y1="3.765cm" svg:x2="5.937cm" svg:y2="3.779cm">
          <text:p/>
        </draw:line>
        <draw:custom-shape draw:style-name="gr13" draw:text-style-name="P16" draw:layer="layout" svg:width="1.125cm" svg:height="0.521cm" svg:x="7.341cm" svg:y="4.161cm">
          <text:p text:style-name="P15"><text:span text:style-name="T7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draw:layer="layout" svg:width="1.126cm" svg:height="0.521cm" svg:x="7.333cm" svg:y="4.683cm">
          <text:p text:style-name="P15"><text:span text:style-name="T7">AXI-Strea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8" draw:layer="layout" svg:width="1.598cm" svg:height="0.558cm" svg:x="6.179cm" svg:y="3.363cm">
          <draw:text-box>
            <text:p><text:span text:style-name="T5">Interrupts</text:span></text:p>
          </draw:text-box>
        </draw:frame>
        <draw:line draw:style-name="gr11" draw:text-style-name="P10" draw:layer="layout" svg:x1="6.275cm" svg:y1="4.698cm" svg:x2="6.275cm" svg:y2="3.872cm">
          <text:p/>
        </draw:line>
        <draw:line draw:style-name="gr11" draw:text-style-name="P10" draw:layer="layout" svg:x1="6.274cm" svg:y1="3.882cm" svg:x2="6.188cm" svg:y2="3.772cm">
          <text:p/>
        </draw:line>
        <draw:custom-shape draw:style-name="gr22" draw:text-style-name="P20" draw:layer="layout" svg:width="1.258cm" svg:height="1.047cm" svg:x="6.079cm" svg:y="4.157cm">
          <text:p text:style-name="P19"><text:span text:style-name="T8">Tensor</text:span></text:p>
          <text:p text:style-name="P19"><text:span text:style-name="T8">Processo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361cm" svg:height="0.879cm" draw:transform="rotate (1.5707963267949) translate (5.192cm 4.84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18" draw:layer="layout" svg:width="1.05cm" svg:height="0.942cm" svg:x="5.19cm" svg:y="3.933cm">
          <draw:text-box>
            <text:p><text:span text:style-name="T5">AXI</text:span></text:p>
            <text:p><text:span text:style-name="T5">Lite</text:span></text:p>
          </draw:text-box>
        </draw:frame>
        <draw:frame draw:style-name="gr25" draw:text-style-name="P18" draw:layer="layout" svg:width="1.544cm" svg:height="0.782cm" svg:x="9.376cm" svg:y="3.957cm">
          <draw:text-box>
            <text:p><text:span text:style-name="T5">A</text:span><text:span text:style-name="T5">X</text:span><text:span text:style-name="T5">I</text:span></text:p>
            <text:p><text:span text:style-name="T5">M</text:span><text:span text:style-name="T5">a</text:span><text:span text:style-name="T5">s</text:span><text:span text:style-name="T5">t</text:span><text:span text:style-name="T5">e</text:span><text:span text:style-name="T5">r</text:span></text:p>
          </draw:text-box>
        </draw:frame>
        <draw:custom-shape draw:style-name="gr26" draw:text-style-name="P14" draw:layer="layout" svg:width="0.362cm" svg:height="1.098cm" draw:transform="rotate (-1.5707963267949) translate (10.457cm 4.505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1" draw:text-style-name="P10" draw:layer="layout" svg:x1="5.944cm" svg:y1="3.783cm" svg:x2="5.858cm" svg:y2="3.673cm">
          <text:p/>
        </draw:line>
        <draw:custom-shape draw:style-name="gr27" draw:text-style-name="P21" draw:layer="layout" svg:width="0.318cm" svg:height="3.82cm" svg:x="10.469cm" svg:y="4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2" draw:layer="layout" svg:width="3.73cm" svg:height="0.554cm" draw:transform="rotate (1.5707963267949) translate (10.356cm 7.932cm)">
          <draw:text-box>
            <text:p text:style-name="P1"><text:span text:style-name="T9">AXI Memory Interconnect</text:span></text:p>
          </draw:text-box>
        </draw:frame>
        <draw:custom-shape draw:style-name="gr27" draw:text-style-name="P21" draw:layer="layout" svg:width="0.318cm" svg:height="3.82cm" svg:x="4.855cm" svg:y="4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2" draw:layer="layout" svg:width="3.73cm" svg:height="0.554cm" draw:transform="rotate (1.5707963267949) translate (4.729cm 7.932cm)">
          <draw:text-box>
            <text:p text:style-name="P1"><text:span text:style-name="T9">AXI Peripheral Interconnect</text:span></text:p>
          </draw:text-box>
        </draw:frame>
        <draw:line draw:style-name="gr11" draw:text-style-name="P10" draw:layer="layout" svg:x1="8.693cm" svg:y1="6.29cm" svg:x2="8.607cm" svg:y2="6.18cm">
          <text:p/>
        </draw:line>
        <draw:line draw:style-name="gr11" draw:text-style-name="P10" draw:layer="layout" svg:x1="9.093cm" svg:y1="6.291cm" svg:x2="9.007cm" svg:y2="6.181cm">
          <text:p/>
        </draw:line>
        <draw:line draw:style-name="gr11" draw:text-style-name="P10" draw:layer="layout" svg:x1="6.274cm" svg:y1="6.29cm" svg:x2="6.188cm" svg:y2="6.18cm">
          <text:p/>
        </draw:line>
        <draw:line draw:style-name="gr11" draw:text-style-name="P10" draw:layer="layout" svg:x1="8.692cm" svg:y1="4.686cm" svg:x2="8.692cm" svg:y2="3.86cm">
          <text:p/>
        </draw:line>
        <draw:line draw:style-name="gr11" draw:text-style-name="P10" draw:layer="layout" svg:x1="9.094cm" svg:y1="4.687cm" svg:x2="9.094cm" svg:y2="3.861cm">
          <text:p/>
        </draw:line>
        <draw:custom-shape draw:style-name="gr14" draw:text-style-name="P11" draw:layer="layout" svg:width="0.882cm" svg:height="1.05cm" svg:x="8.465cm" svg:y="4.148cm">
          <text:p text:style-name="P8"><text:span text:style-name="T7">DMA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7" draw:layer="layout" svg:width="0.889cm" svg:height="0.823cm" svg:x="8.14cm" svg:y="3.764cm">
          <draw:text-box>
            <text:p><text:span text:style-name="T5">R</text:span><text:span text:style-name="T5">x</text:span></text:p>
          </draw:text-box>
        </draw:frame>
        <draw:frame draw:style-name="gr29" draw:text-style-name="P17" draw:layer="layout" svg:width="0.218cm" svg:height="0.823cm" svg:x="9.196cm" svg:y="3.731cm">
          <draw:text-box>
            <text:p><text:span text:style-name="T5">Tx</text:span></text:p>
          </draw:text-box>
        </draw:frame>
        <draw:line draw:style-name="gr11" draw:text-style-name="P10" draw:layer="layout" svg:x1="8.692cm" svg:y1="3.87cm" svg:x2="8.606cm" svg:y2="3.76cm">
          <text:p/>
        </draw:line>
        <draw:line draw:style-name="gr11" draw:text-style-name="P10" draw:layer="layout" svg:x1="9.092cm" svg:y1="3.871cm" svg:x2="9.006cm" svg:y2="3.761cm">
          <text:p/>
        </draw:line>
        <draw:custom-shape draw:style-name="gr30" draw:text-style-name="P14" draw:layer="layout" svg:width="0.362cm" svg:height="0.879cm" draw:transform="rotate (1.5707963267949) translate (5.193cm 7.271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1" draw:text-style-name="P18" draw:layer="layout" svg:width="0.923cm" svg:height="1.007cm" svg:x="5.191cm" svg:y="6.375cm">
          <draw:text-box>
            <text:p><text:span text:style-name="T5">A</text:span><text:span text:style-name="T5">X</text:span><text:span text:style-name="T5">I</text:span></text:p>
            <text:p><text:span text:style-name="T5">Li</text:span><text:span text:style-name="T5">te</text:span></text:p>
          </draw:text-box>
        </draw:frame>
        <draw:custom-shape draw:style-name="gr32" draw:text-style-name="P14" draw:layer="layout" svg:width="0.362cm" svg:height="0.896cm" svg:x="4.841cm" svg:y="3.261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4" draw:layer="layout" svg:width="0.362cm" svg:height="0.914cm" svg:x="10.457cm" svg:y="3.24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23" draw:layer="layout" svg:width="0.111cm" svg:height="0.111cm" svg:x="6.619cm" svg:y="5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11cm" svg:height="0.109cm" svg:x="6.618cm" svg:y="5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11cm" svg:height="0.112cm" svg:x="6.617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11cm" svg:height="0.11cm" svg:x="8.863cm" svg:y="5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11cm" svg:height="0.109cm" svg:x="8.863cm" svg:y="5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108cm" svg:height="0.11cm" svg:x="8.863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3.313cm" svg:height="0.961cm" svg:x="6.067cm" svg:y="5.401cm">
          <draw:text-box>
            <text:p text:style-name="P24"><text:span text:style-name="T10">Weight stationary taxonom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9:20:06.019360578</dc:date>
    <meta:editing-duration>PT3H49M1S</meta:editing-duration>
    <meta:editing-cycles>50</meta:editing-cycles>
    <meta:generator>LibreOffice/6.4.7.2$Linux_X86_64 LibreOffice_project/40$Build-2</meta:generator>
    <meta:document-statistic meta:object-count="61"/>
  </office:meta>
</office:document-meta>
</file>